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Text_20_body">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3">
      <style:text-properties fo:font-style="normal" style:font-style-asian="normal" style:font-style-complex="normal"/>
    </style:style>
    <style:style style:name="P7" style:family="paragraph" style:parent-style-name="Standard" style:list-style-name="L3">
      <style:text-properties fo:font-style="italic" fo:font-weight="bold" style:font-style-asian="italic" style:font-weight-asian="bold" style:font-style-complex="italic" style:font-weight-complex="bold"/>
    </style:style>
    <style:style style:name="P8" style:family="paragraph" style:parent-style-name="Standard" style:list-style-name="L2">
      <style:paragraph-properties fo:margin-left="2.501cm" fo:margin-right="0cm" fo:text-indent="-0.635cm"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style:style style:name="T4" style:family="text">
      <style:text-properties style:font-name="Nimbus Roman No9 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P1 : Installation de Maven et Projet simple</text:h>
      <text:p text:style-name="Standard"/>
      <text:h text:style-name="Heading_20_2" text:outline-level="2">Objectif</text:h>
      <text:p text:style-name="Standard">Ce premier projet permet de créer le plus petit projet Java (Hello world) avec Maven. Il permet de se familiariser avec le fichier pom, les commandes Maven principales et la notion de repository local. Un site de documentation est également généré.</text:p>
      <text:h text:style-name="Heading_20_2" text:outline-level="2">Installation maven</text:h>
      <text:p text:style-name="Text_20_body">Télécharger une distribution de Maven et la décompresser dans un répertoire de travail (<text:span text:style-name="T1">c:\Formation\Maven, <text:s/>/home/&lt;user&gt;/Maven</text:span>)</text:p>
      <text:p text:style-name="Text_20_body">Positionner les variables d'environnement suivantes :</text:p>
      <text:p text:style-name="Text_20_body"><text:span text:style-name="Teletype">M2_HOME </text:span></text:p>
      <text:p text:style-name="Text_20_body"><text:span text:style-name="Teletype">M2=$M2_HOME/bin</text:span></text:p>
      <text:p text:style-name="Text_20_body"><text:span text:style-name="Teletype">MAVEN_OPTS (par exemple " -Xms256m -Xmx512m ")</text:span></text:p>
      <text:p text:style-name="Text_20_body"><text:span text:style-name="Teletype">PATH=$M2:$PATH</text:span></text:p>
      <text:p text:style-name="Text_20_body"><text:span text:style-name="Teletype"><text:span text:style-name="T4">Vérifier que JAVA_HOME pointe vers la bonne version de Java</text:span></text:span></text:p>
      <text:p text:style-name="Text_20_body"><text:span text:style-name="Teletype"><text:span text:style-name="T4">Lancer</text:span></text:span><text:span text:style-name="Teletype"> mvn -version </text:span><text:span text:style-name="Teletype"><text:span text:style-name="T4">pour vérifier le bon fonctionnement</text:span></text:span></text:p>
      <text:p text:style-name="Text_20_body"><text:span text:style-name="Teletype"><text:span text:style-name="T4"/></text:span></text:p>
      <text:h text:style-name="Heading_20_2" text:outline-level="2">Configuration du repository local</text:h>
      <text:p text:style-name="Text_20_body">Nous voulons configurer l'emplacement du repository local. </text:p>
      <text:p text:style-name="Text_20_body">Créer un fichier <text:span text:style-name="T1">${user.home}/.m2/settings.xml</text:span> à partir de <text:span text:style-name="T1">$M2_HOME/conf/settings.xml</text:span></text:p>
      <text:p text:style-name="P2">Renseigner la balise <text:span text:style-name="T1">&lt;localRepository/&gt;</text:span> à la valeur voulue (<text:span text:style-name="T1">c:\Formations\maven\repository</text:span> <text:span text:style-name="T1">/home/&lt;user&gt;/Maven/repository</text:span> )</text:p>
      <text:h text:style-name="Heading_20_2" text:outline-level="2">Création d'un projet simple</text:h>
      <text:list xml:id="list2004895049" text:style-name="L1">
        <text:list-item>
          <text:p text:style-name="P3">Créer un projet dénommé « <text:span text:style-name="T1">simple »</text:span> en utilisant le plugin <text:span text:style-name="T2">archetype</text:span> et en indiquant des valeurs appropriées pour :</text:p>
        </text:list-item>
      </text:list>
      <text:list xml:id="list1686443492" text:style-name="L2">
        <text:list-item>
          <text:p text:style-name="P8">groupId</text:p>
        </text:list-item>
        <text:list-item>
          <text:p text:style-name="P8">packageName</text:p>
        </text:list-item>
      </text:list>
      <text:list xml:id="list2144396220" text:style-name="L3">
        <text:list-item>
          <text:p text:style-name="P4">Observer la structure du répertoire créé, ainsi que les fichiers de configuration et ceux du repository local. Quel code source a été généré ?</text:p>
        </text:list-item>
        <text:list-item>
          <text:p text:style-name="P4">Editer le fichier <text:span text:style-name="T1">pom.xml</text:span> pour ajouter les informations suivantes :</text:p>
        </text:list-item>
      </text:list>
      <text:list xml:id="list45306374" text:style-name="L4">
        <text:list-item>
          <text:list>
            <text:list-item>
              <text:p text:style-name="P5">Une description du projet qui inclut la propriété <text:span text:style-name="T2">file.encoding</text:span> de Java</text:p>
            </text:list-item>
            <text:list-item>
              <text:p text:style-name="P5">Le type de licence</text:p>
            </text:list-item>
            <text:list-item>
              <text:p text:style-name="P5">L'organisation et une URL associée</text:p>
            </text:list-item>
            <text:list-item>
              <text:p text:style-name="P5">Un développeur</text:p>
            </text:list-item>
          </text:list>
        </text:list-item>
      </text:list>
      <text:p text:style-name="P1">Utiliser le plugin d'aide pour afficher le pom effectif utilisé par maven et vérifier la résolution de la propriété.</text:p>
      <text:list xml:id="list134655640212128" text:continue-list="list2144396220" text:style-name="L3">
        <text:list-item>
          <text:p text:style-name="P4">Exécuter <text:span text:style-name="T2">mvn install</text:span> une première fois et observer les fichiers générés dans le répertoire projet.</text:p>
        </text:list-item>
        <text:list-item>
          <text:p text:style-name="P4">Exécuter le programme généré avec la commande :<text:line-break/><text:soft-page-break/><text:span text:style-name="T1">java -cp target/simple-1.0-SNAPSHOT.jar &lt;package-name&gt;.App</text:span></text:p>
        </text:list-item>
        <text:list-item>
          <text:p text:style-name="P6">Générer la documentation du projet avec <text:span text:style-name="T2">mvn site </text:span><text:span text:style-name="T3">puis parcourir le site</text:span></text:p>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5-21T16:14:59</meta:creation-date>
    <dc:date>2019-09-16T13:46:53.494797161</dc:date>
    <meta:editing-duration>PT2H51M21S</meta:editing-duration>
    <meta:editing-cycles>18</meta:editing-cycles>
    <meta:generator>LibreOffice/6.0.7.3$Linux_X86_64 LibreOffice_project/00m0$Build-3</meta:generator>
    <dc:title>TP1 : Installation de Maven et Projet simple</dc:title>
    <meta:document-statistic meta:table-count="0" meta:image-count="0" meta:object-count="0" meta:page-count="2" meta:paragraph-count="30" meta:word-count="283" meta:character-count="1909" meta:non-whitespace-character-count="1665"/>
    <meta:user-defined meta:name="Info 1"/>
    <meta:user-defined meta:name="Info 2"/>
    <meta:user-defined meta:name="Info 3"/>
    <meta:user-defined meta:name="Info 4"/>
  </office:meta>
</office:document-meta>
</file>